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.Sel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lect.setOnSubmi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lect( String name , String [ ]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lect( String name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appendOption( String label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Tab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tOnSelec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addElement( Option [ ]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OnRese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appendOption( String label , int valu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tOnFocu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appendOption( String label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Multiple( boolean multip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addElement( String [ ]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O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lect( String name , Option [ ]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tOnU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OnBlu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appendOptio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lec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lectOption( int o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lec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tDisabled(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lect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tOnChang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appendOption( String label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appendOption( String label , double valu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lect( String name ,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appendOption( String label , String valu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.setTabindex( String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